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et opt(title) zero ;</text:p>
      <text:p text:style-name="Standard">set opt(stop) 100 ;</text:p>
      <text:p text:style-name="Standard">set opt(ecn) 0 ;</text:p>
      <text:p text:style-name="Standard"/>
      <text:p text:style-name="Standard">set opt(type) gsm ;</text:p>
      <text:p text:style-name="Standard">set opt(secondDelay) 55 ;</text:p>
      <text:p text:style-name="Standard"/>
      <text:p text:style-name="Standard">set opt(minth) 30 ;</text:p>
      <text:p text:style-name="Standard">set opt(maxth) 0 ;</text:p>
      <text:p text:style-name="Standard">set opt(adaptive) 1 ;</text:p>
      <text:p text:style-name="Standard"/>
      <text:p text:style-name="Standard">set opt(flows) 0 ;</text:p>
      <text:p text:style-name="Standard">set opt(window) 30 ;</text:p>
      <text:p text:style-name="Standard">set opt(web) 2 ;</text:p>
      <text:p text:style-name="Standard"/>
      <text:p text:style-name="Standard">set opt(quiet) 0 ;</text:p>
      <text:p text:style-name="Standard">set opt(wrap) 100 ;</text:p>
      <text:p text:style-name="Standard">set opt(srcTrace) is ;</text:p>
      <text:p text:style-name="Standard">set opt(dstTrace) bs2 ;</text:p>
      <text:p text:style-name="Standard">set opt(gsmbuf) 10 ;</text:p>
      <text:p text:style-name="Standard"/>
      <text:p text:style-name="Standard">set bwDL(gsm) 9600</text:p>
      <text:p text:style-name="Standard"/>
      <text:p text:style-name="Standard">set bwUL(gsm) 9600</text:p>
      <text:p text:style-name="Standard"/>
      <text:p text:style-name="Standard">set propDL(gsm) .500</text:p>
      <text:p text:style-name="Standard"/>
      <text:p text:style-name="Standard">set propUL(gsm) .500</text:p>
      <text:p text:style-name="Standard"/>
      <text:p text:style-name="Standard">set buf(gsm) 10</text:p>
      <text:p text:style-name="Standard"/>
      <text:p text:style-name="Standard">set ns [new Simulator]</text:p>
      <text:p text:style-name="Standard">set tf<text:s/>[open out.tr w]</text:p>
      <text:p text:style-name="Standard">$ns trace-all $tf</text:p>
      <text:p text:style-name="Standard"/>
      <text:p text:style-name="Standard">set nodes(is) [$ns node]</text:p>
      <text:p text:style-name="Standard">set nodes(ms) [$ns node]</text:p>
      <text:p text:style-name="Standard">set nodes(bs1) [$ns node]</text:p>
      <text:p text:style-name="Standard">set nodes(bs2) [$ns node]</text:p>
      <text:p text:style-name="Standard">set nodes(lp) [$ns node]</text:p>
      <text:p text:style-name="Standard"/>
      <text:p text:style-name="Standard">proc cell_topo { } {</text:p>
      <text:p text:style-name="Standard">global ns nodes</text:p>
      <text:p text:style-name="Standard">$ns duplex-link $nodes(lp) $nodes(bs1) 3Mbps 10ms DropTail</text:p>
      <text:p text:style-name="Standard">$ns duplex-link $nodes(bs1) $nodes(ms) 1 1 RED</text:p>
      <text:p text:style-name="Standard">$ns duplex-link $nodes(ms) $nodes(bs2) 1 1 RED</text:p>
      <text:p text:style-name="Standard">$ns duplex-link $nodes(bs2) $nodes(is) 3Mbps 50ms DropTail</text:p>
      <text:p text:style-name="Standard">puts "Cell Topology"</text:p>
      <text:p text:style-name="Standard">}</text:p>
      <text:p text:style-name="Standard"/>
      <text:p text:style-name="Standard">proc set_link_params {t} {</text:p>
      <text:p text:style-name="Standard">global ns nodes bwUL bwDL<text:s/>propUL propDL buf</text:p>
      <text:soft-page-break/>
      <text:p text:style-name="Standard">$ns bandwidth $nodes(bs1) $nodes(ms) $bwDL($t) simplex</text:p>
      <text:p text:style-name="Standard">$ns bandwidth $nodes(ms) $nodes(bs1) $bwUL($t) simplex</text:p>
      <text:p text:style-name="Standard">$ns bandwidth $nodes(bs2) $nodes(ms) $bwDL($t) simplex</text:p>
      <text:p text:style-name="Standard">$ns bandwidth $nodes(ms) $nodes(bs2) $bwUL($t) simplex</text:p>
      <text:p text:style-name="Standard">$ns<text:s/>delay $nodes(bs1) $nodes(ms) $propDL($t) simplex</text:p>
      <text:p text:style-name="Standard">$ns delay $nodes(ms) $nodes(bs1) $propDL($t) simplex</text:p>
      <text:p text:style-name="Standard">$ns delay $nodes(bs2) $nodes(ms) $propDL($t) simplex</text:p>
      <text:p text:style-name="Standard">$ns delay $nodes(ms) $nodes(bs2) $propDL($t) simplex</text:p>
      <text:p text:style-name="Standard">$ns queue-limit $nodes(bs1) $nodes(ms) $buf($t)</text:p>
      <text:p text:style-name="Standard">$ns queue-limit $nodes(ms) $nodes(bs1) $buf($t)</text:p>
      <text:p text:style-name="Standard">$ns queue-limit $nodes(bs2) $nodes(ms) $buf($t)</text:p>
      <text:p text:style-name="Standard">$ns queue-limit $nodes(ms) $nodes(bs2) $buf($t)</text:p>
      <text:p text:style-name="Standard">}</text:p>
      <text:p text:style-name="Standard"/>
      <text:p text:style-name="Standard">Queue/RED set summarystats_ true</text:p>
      <text:p text:style-name="Standard">Queue/DropTail set summarystats_ true</text:p>
      <text:p text:style-name="Standard">Queue/RED set adaptive_ $opt(adaptive)</text:p>
      <text:p text:style-name="Standard">Queue/RED set q_weight_ 0.0</text:p>
      <text:p text:style-name="Standard">Queue/RED set thresh_ $opt(minth)</text:p>
      <text:p text:style-name="Standard">Queue/RED set maxthresh_ $opt(maxth)</text:p>
      <text:p text:style-name="Standard">Queue/DropTail set shrink_drops_ true</text:p>
      <text:p text:style-name="Standard">Agent/TCP set ecn_ $opt(ecn)</text:p>
      <text:p text:style-name="Standard">Agent/TCP set window_ $opt(window)</text:p>
      <text:p text:style-name="Standard">DelayLink set avoidReordering_ true</text:p>
      <text:p text:style-name="Standard"/>
      <text:p text:style-name="Standard"/>
      <text:p text:style-name="Standard">switch $opt(type) {</text:p>
      <text:p text:style-name="Standard">gsm -</text:p>
      <text:p text:style-name="Standard">gprs -</text:p>
      <text:p text:style-name="Standard">umts {cell_topo}</text:p>
      <text:p text:style-name="Standard">}</text:p>
      <text:p text:style-name="Standard"/>
      <text:p text:style-name="Standard">set_link_params $opt(type)</text:p>
      <text:p text:style-name="Standard">$ns insert-delayer $nodes(ms) $nodes(bs1) [new Delayer]</text:p>
      <text:p text:style-name="Standard">$ns insert-delayer $nodes(bs1) $nodes(ms) [new Delayer]</text:p>
      <text:p text:style-name="Standard">$ns insert-delayer $nodes(ms) $nodes(bs2) [new<text:s/>Delayer]</text:p>
      <text:p text:style-name="Standard">$ns insert-delayer $nodes(bs2) $nodes(ms) [new Delayer]</text:p>
      <text:p text:style-name="Standard"/>
      <text:p text:style-name="Standard">if {$opt(flows)==0} {</text:p>
      <text:p text:style-name="Standard">set tcp1 [$ns create-connection TCP/Sack1 $nodes(is) TCPSink/Sack1 $nodes(lp) 0]</text:p>
      <text:p text:style-name="Standard">set ftp1 [[set tcp1] attach-app FTP]</text:p>
      <text:p text:style-name="Standard">$ns at 0.8 "[set ftp1] start"</text:p>
      <text:p text:style-name="Standard">}</text:p>
      <text:p text:style-name="Standard"/>
      <text:p text:style-name="Standard">if {$opt(flows)&gt;0} {</text:p>
      <text:p text:style-name="Standard">set tcp1 [$ns create-connection TCP/Sack1 $nodes(is) TCPSink/Sack1 $nodes(lp) 0]</text:p>
      <text:p text:style-name="Standard">set ftp1 [[set tcp1] attach-app FTP]</text:p>
      <text:p text:style-name="Standard">$tcp1 set window_ 100</text:p>
      <text:p text:style-name="Standard">$ns at 0.0 "[set ftp1] start"</text:p>
      <text:p text:style-name="Standard">$ns at 3.5 "[set ftp1] stop"</text:p>
      <text:p text:style-name="Standard"/>
      <text:p text:style-name="Standard">set tcp2 [$ns create-connection TCP/Sack1 $nodes(is) TCPSink/Sack1 $nodes(lp) 0]</text:p>
      <text:soft-page-break/>
      <text:p text:style-name="Standard">set ftp2 [[set tcp2] attach-app FTP]</text:p>
      <text:p text:style-name="Standard">$tcp1 set window_ 3</text:p>
      <text:p text:style-name="Standard">$ns at 1.0 "[set ftp2] start"</text:p>
      <text:p text:style-name="Standard">$ns at 8.0 "[set ftp2] stop"</text:p>
      <text:p text:style-name="Standard">}</text:p>
      <text:p text:style-name="Standard"/>
      <text:p text:style-name="Standard">proc stop { } {</text:p>
      <text:p text:style-name="Standard">global nodes opt nf</text:p>
      <text:p text:style-name="Standard">set wrap $opt(wrap)</text:p>
      <text:p text:style-name="Standard">set sid<text:s/>[$nodes($opt(srcTrace)) id]</text:p>
      <text:p text:style-name="Standard">set did [$nodes($opt(dstTrace)) id]</text:p>
      <text:p text:style-name="Standard"/>
      <text:p text:style-name="Standard">if {$opt(srcTrace) == "is"} {</text:p>
      <text:p text:style-name="Standard">set a "-a out.tr"</text:p>
      <text:p text:style-name="Standard">} else {</text:p>
      <text:p text:style-name="Standard">set a "out.tr"</text:p>
      <text:p text:style-name="Standard">}</text:p>
      <text:p text:style-name="Standard">set GETRC "/var/cn/ns-allinone-2.35/ns-2.35/bin/getrc"</text:p>
      <text:p text:style-name="Standard">set RAW2XG<text:s/>"/var/cn/ns-allinone-2.35/ns-2.35/bin/raw2xg"</text:p>
      <text:p text:style-name="Standard"/>
      <text:p text:style-name="Standard">exec $GETRC -s $sid -d $did -f 0 out.tr | \</text:p>
      <text:p text:style-name="Standard">$RAW2XG -s 0.01 -m $wrap -r &gt; plot.xgr</text:p>
      <text:p text:style-name="Standard">exec $GETRC -s $did -d $sid -f 0 out.tr | \</text:p>
      <text:p text:style-name="Standard">$RAW2XG -a -s 0.01 -m $wrap &gt;&gt; plot.xgr</text:p>
      <text:p text:style-name="Standard"/>
      <text:p text:style-name="Standard">exec $GETRC -s $sid -d $did -f 1 out.tr | \</text:p>
      <text:p text:style-name="Standard">$RAW2XG -s 0.01 -m $wrap -r &gt;&gt; plot.xgr</text:p>
      <text:p text:style-name="Standard">exec $GETRC -s $did -d $sid -f 1 out.tr | \</text:p>
      <text:p text:style-name="Standard">$RAW2XG -s 0.01 -m $wrap -a &gt;&gt; plot.xgr</text:p>
      <text:p text:style-name="Standard"/>
      <text:p text:style-name="Standard">exec /var/cn/ns-allinone-2.35/ns-2.35/tcl/ex/wireless-scripts/xg2gp.awk plot.xgr</text:p>
      <text:p text:style-name="Standard"/>
      <text:p text:style-name="Standard">if {!$opt(quiet)} {</text:p>
      <text:p text:style-name="Standard">exec<text:s/>xgraph -bb -tk -nl -m -x time -y packets plot.xgr &amp;</text:p>
      <text:p text:style-name="Standard">}</text:p>
      <text:p text:style-name="Standard">exit 0</text:p>
      <text:p text:style-name="Standard">}</text:p>
      <text:p text:style-name="Standard"/>
      <text:p text:style-name="Standard">$ns at $opt(stop) "stop"</text:p>
      <text:p text:style-name="Standard">$ns ru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ruthi</dc:creator>
    <meta:creation-date>2018-11-13T12:56:00Z</meta:creation-date>
    <dc:date>2018-11-17T06:48:00Z</dc:date>
    <meta:template xlink:href="Normal.dotm" xlink:type="simple"/>
    <meta:editing-cycles>2</meta:editing-cycles>
    <meta:editing-duration>PT0S</meta:editing-duration>
    <meta:document-statistic meta:page-count="3" meta:paragraph-count="7" meta:word-count="552" meta:character-count="3698" meta:row-count="26" meta:non-whitespace-character-count="3153"/>
  </office:meta>
</office:document-meta>
</file>